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bcf" officeooo:paragraph-rsid="000fbbcf"/>
    </style:style>
    <style:style style:name="P2" style:family="paragraph" style:parent-style-name="Standard">
      <style:paragraph-properties fo:break-before="page"/>
      <style:text-properties officeooo:rsid="000fbbcf" officeooo:paragraph-rsid="000fb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ylja/anaconda3/envs/caseLawPy2/bin/python /media/ylja/DATA/scriptie/code/buildDict.py</text:p>
      <text:p text:style-name="P1">yay</text:p>
      <text:p text:style-name="P1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saving Dictionary object under saveLDA/caseLawBase.dict, separately None</text:p>
      <text:p text:style-name="P1">INFO : saved saveLDA/caseLawBase.dict</text:p>
      <text:p text:style-name="P1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144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35 tokens which were in no less than 2 and no more than 9710 (=50.0%) documents</text:p>
      <text:p text:style-name="P1">INFO : resulting dictionary: Dictionary(82735 unique tokens: [u'', u'3:276', u'epiduraal', u'softwaar', u'3:270']...)</text:p>
      <text:p text:style-name="P1">INFO : saving Dictionary object under saveLDA/caseLaw20.5100.dict, separately None</text:p>
      <text:p text:style-name="P1">INFO : saved saveLDA/caseLaw20.5100.dict</text:p>
      <text:p text:style-name="P1">INFO : storing corpus in Matrix Market format to saveLDA/caseLaw20.5100.mm</text:p>
      <text:p text:style-name="P1">INFO : saving sparse matrix to saveLDA/caseLaw20.5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35 matrix, density=0.384% (6163392/1606796435)</text:p>
      <text:p text:style-name="P1">INFO : saving MmCorpus index to saveLDA/caseLaw20.5100.mm.index</text:p>
      <text:p text:style-name="P1"><text:soft-page-break/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095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84 tokens which were in no less than 2 and no more than 13594 (=70.0%) documents</text:p>
      <text:p text:style-name="P1">INFO : resulting dictionary: Dictionary(82784 unique tokens: [u'', u'3:276', u'epiduraal', u'softwaar', u'3:270']...)</text:p>
      <text:p text:style-name="P1">INFO : saving Dictionary object under saveLDA/caseLaw20.7100.dict, separately None</text:p>
      <text:p text:style-name="P1">INFO : saved saveLDA/caseLaw20.7100.dict</text:p>
      <text:p text:style-name="P1">INFO : storing corpus in Matrix Market format to saveLDA/caseLaw20.7100.mm</text:p>
      <text:p text:style-name="P1">INFO : saving sparse matrix to saveLDA/caseLaw20.7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84 matrix, density=0.416% (6694519/1607748064)</text:p>
      <text:p text:style-name="P1">INFO : saving MmCorpus index to saveLDA/caseLaw20.7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095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84 tokens which were in no less than 2 and no more than 17478 (=90.0%) documents</text:p>
      <text:p text:style-name="P1">INFO : resulting dictionary: Dictionary(82784 unique tokens: [u'', u'3:276', u'epiduraal', u'softwaar', u'3:270']...)</text:p>
      <text:p text:style-name="P1">INFO : saving Dictionary object under saveLDA/caseLaw20.9100.dict, separately None</text:p>
      <text:p text:style-name="P1">INFO : saved saveLDA/caseLaw20.9100.dict</text:p>
      <text:p text:style-name="P1">INFO : storing corpus in Matrix Market format to saveLDA/caseLaw20.9100.mm</text:p>
      <text:p text:style-name="P1">INFO : saving sparse matrix to saveLDA/caseLaw20.9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84 matrix, density=0.416% (6694519/1607748064)</text:p>
      <text:p text:style-name="P1">INFO : saving MmCorpus index to saveLDA/caseLaw20.9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81925 tokens: [(u'3:273', 1), (u'baangarantie', 1), (u'reisverzekeringsovereenkomst', 1), (u'3:270', 3), (u'39.273', 1), (u'39.272', 1), (u'16726,89', 1), (u'3:279', 2), (u'381.483', 1), (u'rijverkeer', 3)]...</text:p>
      <text:p text:style-name="P1">INFO : keeping 36954 tokens which were in no less than 5 and no more than 9710 (=50.0%) documents</text:p>
      <text:p text:style-name="P1">INFO : resulting dictionary: Dictionary(36954 unique tokens: [u'', u'3:276', u'softwaar', u'buntsma', u'verrekenplicht']...)</text:p>
      <text:p text:style-name="P1">INFO : saving Dictionary object under saveLDA/caseLaw50.5100.dict, separately None</text:p>
      <text:p text:style-name="P1">INFO : saved saveLDA/caseLaw50.5100.dict</text:p>
      <text:p text:style-name="P1">INFO : storing corpus in Matrix Market format to saveLDA/caseLaw50.5100.mm</text:p>
      <text:p text:style-name="P1">INFO : saving sparse matrix to saveLDA/caseLaw50.5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36954 matrix, density=0.842% (6045928/717683634)</text:p>
      <text:p text:style-name="P1">INFO : saving MmCorpus index to saveLDA/caseLaw50.5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81876 tokens: [(u'3:273', 1), (u'baangarantie', 1), (u'reisverzekeringsovereenkomst', 1), (u'3:270', 3), (u'39.273', 1), (u'39.272', 1), (u'16726,89', 1), (u'3:279', 2), (u'381.483', 1), (u'rijverkeer', 3)]...</text:p>
      <text:p text:style-name="P1">INFO : keeping 37003 tokens which were in no less than 5 and no more than 13594 (=70.0%) documents</text:p>
      <text:p text:style-name="P1">INFO : resulting dictionary: Dictionary(37003 unique tokens: [u'', u'3:276', u'softwaar', u'buntsma', u'verrekenplicht']...)</text:p>
      <text:p text:style-name="P1">INFO : saving Dictionary object under saveLDA/caseLaw50.7100.dict, separately None</text:p>
      <text:p text:style-name="P1">INFO : saved saveLDA/caseLaw50.7100.dict</text:p>
      <text:p text:style-name="P1">INFO : storing corpus in Matrix Market format to saveLDA/caseLaw50.7100.mm</text:p>
      <text:p text:style-name="P1">INFO : saving sparse matrix to saveLDA/caseLaw50.7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37003 matrix, density=0.915% (6577055/718635263)</text:p>
      <text:p text:style-name="P1">INFO : saving MmCorpus index to saveLDA/caseLaw50.7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81876 tokens: [(u'3:273', 1), (u'baangarantie', 1), (u'reisverzekeringsovereenkomst', 1), (u'3:270', 3), (u'39.273', 1), (u'39.272', 1), (u'16726,89', 1), (u'3:279', 2), (u'381.483', 1), (u'rijverkeer', 3)]...</text:p>
      <text:p text:style-name="P1">INFO : keeping 37003 tokens which were in no less than 5 and no more than 17478 (=90.0%) documents</text:p>
      <text:p text:style-name="P1">INFO : resulting dictionary: Dictionary(37003 unique tokens: [u'', u'3:276', u'softwaar', u'buntsma', u'verrekenplicht']...)</text:p>
      <text:p text:style-name="P1">INFO : saving Dictionary object under saveLDA/caseLaw50.9100.dict, separately None</text:p>
      <text:p text:style-name="P1">INFO : saved saveLDA/caseLaw50.9100.dict</text:p>
      <text:p text:style-name="P1">INFO : storing corpus in Matrix Market format to saveLDA/caseLaw50.9100.mm</text:p>
      <text:p text:style-name="P1">INFO : saving sparse matrix to saveLDA/caseLaw50.9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37003 matrix, density=0.915% (6577055/718635263)</text:p>
      <text:p text:style-name="P1">INFO : saving MmCorpus index to saveLDA/caseLaw50.9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95956 tokens: [(u'3:273', 1), (u'baangarantie', 1), (u'reisverzekeringsovereenkomst', 1), (u'3:270', 3), (u'39.273', 1), (u'39.272', 1), (u'16726,89', 1), (u'3:279', 2), (u'381.483', 1), (u'rijverkeer', 3)]...</text:p>
      <text:p text:style-name="P1">INFO : keeping 22923 tokens which were in no less than 10 and no more than 9710 (=50.0%) documents</text:p>
      <text:p text:style-name="P1">INFO : resulting dictionary: Dictionary(22923 unique tokens: [u'', u'3:276', u'softwaar', u'leveringsakte', u'verzekeringsplichtig']...)</text:p>
      <text:p text:style-name="P1">INFO : saving Dictionary object under saveLDA/caseLaw100.5100.dict, separately None</text:p>
      <text:p text:style-name="P1">INFO : saved saveLDA/caseLaw100.5100.dict</text:p>
      <text:p text:style-name="P1">INFO : storing corpus in Matrix Market format to saveLDA/caseLaw100.5100.mm</text:p>
      <text:p text:style-name="P1">INFO : saving sparse matrix to saveLDA/caseLaw100.5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22923 matrix, density=1.338% (5954952/445187583)</text:p>
      <text:p text:style-name="P1">INFO : saving MmCorpus index to saveLDA/caseLaw100.5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95907 tokens: [(u'3:273', 1), (u'baangarantie', 1), (u'reisverzekeringsovereenkomst', 1), (u'3:270', 3), (u'39.273', 1), (u'39.272', 1), (u'16726,89', 1), (u'3:279', 2), (u'381.483', 1), (u'rijverkeer', 3)]...</text:p>
      <text:p text:style-name="P1">INFO : keeping 22972 tokens which were in no less than 10 and no more than 13594 (=70.0%) documents</text:p>
      <text:p text:style-name="P1">INFO : resulting dictionary: Dictionary(22972 unique tokens: [u'', u'3:276', u'softwaar', u'leveringsakte', u'verzekeringsplichtig']...)</text:p>
      <text:p text:style-name="P1">INFO : saving Dictionary object under saveLDA/caseLaw100.7100.dict, separately None</text:p>
      <text:p text:style-name="P1">INFO : saved saveLDA/caseLaw100.7100.dict</text:p>
      <text:p text:style-name="P1">INFO : storing corpus in Matrix Market format to saveLDA/caseLaw100.7100.mm</text:p>
      <text:p text:style-name="P1">INFO : saving sparse matrix to saveLDA/caseLaw100.7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22972 matrix, density=1.454% (6486079/446139212)</text:p>
      <text:p text:style-name="P1">INFO : saving MmCorpus index to saveLDA/caseLaw100.7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95907 tokens: [(u'3:273', 1), (u'baangarantie', 1), (u'reisverzekeringsovereenkomst', 1), (u'3:270', 3), (u'39.273', 1), (u'39.272', 1), (u'16726,89', 1), (u'3:279', 2), (u'381.483', 1), (u'rijverkeer', 3)]...</text:p>
      <text:p text:style-name="P1">INFO : keeping 22972 tokens which were in no less than 10 and no more than 17478 (=90.0%) documents</text:p>
      <text:p text:style-name="P1">INFO : resulting dictionary: Dictionary(22972 unique tokens: [u'', u'3:276', u'softwaar', u'leveringsakte', u'verzekeringsplichtig']...)</text:p>
      <text:p text:style-name="P1">INFO : saving Dictionary object under saveLDA/caseLaw100.9100.dict, separately None</text:p>
      <text:p text:style-name="P1">INFO : saved saveLDA/caseLaw100.9100.dict</text:p>
      <text:p text:style-name="P1">INFO : storing corpus in Matrix Market format to saveLDA/caseLaw100.9100.mm</text:p>
      <text:p text:style-name="P1">INFO : saving sparse matrix to saveLDA/caseLaw100.9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22972 matrix, density=1.454% (6486079/446139212)</text:p>
      <text:p text:style-name="P1">INFO : saving MmCorpus index to saveLDA/caseLaw100.9100.mm.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53:11.822605411</meta:creation-date>
    <dc:date>2017-03-29T14:55:41.925195891</dc:date>
    <meta:editing-duration>PT2M31S</meta:editing-duration>
    <meta:editing-cycles>1</meta:editing-cycles>
    <meta:document-statistic meta:table-count="0" meta:image-count="0" meta:object-count="0" meta:page-count="9" meta:paragraph-count="313" meta:word-count="2749" meta:character-count="21475" meta:non-whitespace-character-count="19039"/>
    <meta:generator>LibreOffice/5.1.6.2$Linux_X86_64 LibreOffice_project/10m0$Build-2</meta:generator>
  </office:meta>
</office:document-meta>
</file>